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" style:family="table-cell" style:parent-style-name="Default" style:data-style-name="N121"/>
    <style:style style:name="ce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127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d1=</text:p>
          </table:table-cell>
          <table:table-cell table:style-name="Default" office:value-type="float" office:value="0.0021" calcext:value-type="float">
            <text:p>0.002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1" calcext:value-type="float">
            <text:p>2.1</text:p>
          </table:table-cell>
          <table:table-cell table:style-name="Default" office:value-type="string" calcext:value-type="string">
            <text:p>Mu_{0}=</text:p>
          </table:table-cell>
          <table:table-cell table:style-name="Default" table:formula="of:=4*PI()*(1*10^-7)" office:value-type="float" office:value="0.00000125663706143592" calcext:value-type="float">
            <text:p>1.25663706143592E-06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Cálculo de circuito resonante</text:p>
          </table:table-cell>
          <table:table-cell table:style-name="Default" table:number-columns-repeated="3"/>
          <table:table-cell table:style-name="Default" office:value-type="string" calcext:value-type="string">
            <text:p>d2=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.8" calcext:value-type="float">
            <text:p>1.8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desodorante l=</text:p>
          </table:table-cell>
          <table:table-cell table:style-name="ce4" office:value-type="float" office:value="4.46" calcext:value-type="float">
            <text:p>4.46</text:p>
          </table:table-cell>
          <table:table-cell table:style-name="Default" office:value-type="string" calcext:value-type="string">
            <text:p>cm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office:value-type="string" calcext:value-type="string">
            <text:p>crema de afeitar l=</text:p>
          </table:table-cell>
          <table:table-cell table:style-name="Default" office:value-type="float" office:value="5.28" calcext:value-type="float">
            <text:p>5.28</text:p>
          </table:table-cell>
          <table:table-cell table:style-name="Default" office:value-type="string" calcext:value-type="string">
            <text:p>cm</text:p>
          </table:table-cell>
          <table:table-cell table:style-name="ce16" office:value-type="float" office:value="0.0528" calcext:value-type="float">
            <text:p>0.0528</text:p>
          </table:table-cell>
          <table:table-cell table:style-name="ce17" office:value-type="string" calcext:value-type="string">
            <text:p>m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=</text:p>
          </table:table-cell>
          <table:table-cell table:style-name="ce1" office:value-type="float" office:value="20000000" calcext:value-type="float">
            <text:p>20E+06</text:p>
          </table:table-cell>
          <table:table-cell table:style-name="Default"/>
          <table:table-cell table:style-name="Default" office:value-type="string" calcext:value-type="string">
            <text:p>talco l=</text:p>
          </table:table-cell>
          <table:table-cell table:style-name="ce4" office:value-type="float" office:value="5" calcext:value-type="float">
            <text:p>5</text:p>
          </table:table-cell>
          <table:table-cell table:style-name="Default" office:value-type="string" calcext:value-type="string">
            <text:p>cm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 office:value-type="string" calcext:value-type="string">
            <text:p>marcador l=</text:p>
          </table:table-cell>
          <table:table-cell table:style-name="Default" office:value-type="float" office:value="1.68" calcext:value-type="float">
            <text:p>1.68</text:p>
          </table:table-cell>
          <table:table-cell table:style-name="Default" office:value-type="string" calcext:value-type="string">
            <text:p>cm</text:p>
          </table:table-cell>
          <table:table-cell table:style-name="ce16" office:value-type="float" office:value="0.0168" calcext:value-type="float">
            <text:p>0.0168</text:p>
          </table:table-cell>
          <table:table-cell table:style-name="ce17" office:value-type="string" calcext:value-type="string">
            <text:p>m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 [Mhz]=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11"/>
          <table:table-cell/>
        </table:table-row>
        <table:table-row table:style-name="ro1"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CT</text:p>
          </table:table-cell>
          <table:table-cell table:style-name="ce6" office:value-type="string" calcext:value-type="string">
            <text:p>L [Hy]</text:p>
          </table:table-cell>
          <table:table-cell office:value-type="string" calcext:value-type="string">
            <text:p>D= d+d0 [m]</text:p>
          </table:table-cell>
          <table:table-cell table:style-name="ce6" office:value-type="string" calcext:value-type="string">
            <text:p>l [m]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Kn (por tabla)</text:p>
          </table:table-cell>
          <table:table-cell table:style-name="ce6" office:value-type="string" calcext:value-type="string">
            <text:p>d [m] (núcleo)</text:p>
          </table:table-cell>
          <table:table-cell table:style-name="ce6" office:value-type="string" calcext:value-type="string">
            <text:p>d0 [m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p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7]/[.D7]" office:value-type="float" office:value="0.00000000009046534254" calcext:value-type="float">
            <text:p>9.04653425378016E-11</text:p>
          </table:table-cell>
          <table:table-cell office:value-type="float" office:value="0.0000007" calcext:value-type="float">
            <text:p>700E-09</text:p>
          </table:table-cell>
          <table:table-cell table:formula="of:=[.I7]+[.J7]" office:value-type="float" office:value="0.0549" calcext:value-type="float">
            <text:p>0.0549</text:p>
          </table:table-cell>
          <table:table-cell office:value-type="float" office:value="0.045" calcext:value-type="float">
            <text:p>0.045</text:p>
          </table:table-cell>
          <table:table-cell table:formula="of:=[.F7]/[.E7]" office:value-type="float" office:value="0.819672131147541" calcext:value-type="float">
            <text:p>0.819672131147541</text:p>
          </table:table-cell>
          <table:table-cell table:formula="of:=1/(1+0.45*([.E7]/[.F7])-0.01*([.E7]/[.F7])^3)" office:value-type="float" office:value="0.653235483187051" calcext:value-type="float">
            <text:p>0.653235483187051</text:p>
          </table:table-cell>
          <table:table-cell table:formula="of:=[.L3]" office:value-type="float" office:value="0.0528" calcext:value-type="float">
            <text:p>0.0528</text:p>
          </table:table-cell>
          <table:table-cell table:formula="of:=[.G1]" office:value-type="float" office:value="0.0021" calcext:value-type="float">
            <text:p>0.0021</text:p>
          </table:table-cell>
          <table:table-cell table:formula="of:=2*PI()*([.E7]/2)^2" office:value-type="float" office:value="0.00473439583692309" calcext:value-type="float">
            <text:p>0.00473439583692309</text:p>
          </table:table-cell>
          <table:table-cell table:formula="of:=SQRT(([.D7]*[.F7])/([.K7]*[.H7]*[.$K$1]))" office:value-type="float" office:value="2.84697188487608" calcext:value-type="float">
            <text:p>2.84697188487608</text:p>
          </table:table-cell>
          <table:table-cell table:formula="of:=(SQRT([.$C$5])*8.55*([.E7]*[.F7]))/(102*[.F7]+45*[.E7])" office:value-type="float" office:value="0.0133792113231168" calcext:value-type="float">
            <text:p>0.0133792113231168</text:p>
          </table:table-cell>
          <table:table-cell table:formula="of:=(2*PI()*[.$C$4]*[.D7])/([.M7])" office:value-type="float" office:value="6574.72194556996" calcext:value-type="float">
            <text:p>6574.72194556996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8]/[.D8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8]+[.J8]" office:value-type="float" office:value="0.0186" calcext:value-type="float">
            <text:p>0.0186</text:p>
          </table:table-cell>
          <table:table-cell table:formula="of:=0.045" office:value-type="float" office:value="0.045" calcext:value-type="float">
            <text:p>0.045</text:p>
          </table:table-cell>
          <table:table-cell table:formula="of:=[.F8]/[.E8]" office:value-type="float" office:value="2.41935483870968" calcext:value-type="float">
            <text:p>2.41935483870968</text:p>
          </table:table-cell>
          <table:table-cell table:formula="of:=1/(1+0.45*([.E8]/[.F8])-0.01*([.E8]/[.F8])^3)" office:value-type="float" office:value="0.843672652091256" calcext:value-type="float">
            <text:p>0.843672652091256</text:p>
          </table:table-cell>
          <table:table-cell table:formula="of:=[.L4]" office:value-type="float" office:value="0.0168" calcext:value-type="float">
            <text:p>0.0168</text:p>
          </table:table-cell>
          <table:table-cell table:formula="of:=[.G2]" office:value-type="float" office:value="0.0018" calcext:value-type="float">
            <text:p>0.0018</text:p>
          </table:table-cell>
          <table:table-cell table:formula="of:=2*PI()*([.E8]/2)^2" office:value-type="float" office:value="0.000543432697217962" calcext:value-type="float">
            <text:p>0.000543432697217962</text:p>
          </table:table-cell>
          <table:table-cell table:formula="of:=SQRT(([.D8]*[.F8])/([.K8]*[.H8]*[.$K$1]))" office:value-type="float" office:value="7.90471925102694" calcext:value-type="float">
            <text:p>7.90471925102694</text:p>
          </table:table-cell>
          <table:table-cell table:formula="of:=(SQRT([.$C$5])*8.55*([.E8]*[.F8]))/(102*[.F8]+45*[.E8])" office:value-type="float" office:value="0.00589721211379422" calcext:value-type="float">
            <text:p>0.00589721211379422</text:p>
          </table:table-cell>
          <table:table-cell table:formula="of:=(2*PI()*[.$C$4]*[.D8])/([.M8])" office:value-type="float" office:value="17047.2017921351" calcext:value-type="float">
            <text:p>17047.2017921351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9]/[.D9]" office:value-type="float" office:value="0.00000000010554289963" calcext:value-type="float">
            <text:p>1.05542899627435E-10</text:p>
          </table:table-cell>
          <table:table-cell table:formula="of:=0.0000006" office:value-type="float" office:value="0.0000006" calcext:value-type="float">
            <text:p>600E-09</text:p>
          </table:table-cell>
          <table:table-cell table:formula="of:=[.I9]+[.J9]" office:value-type="float" office:value="0.0189" calcext:value-type="float">
            <text:p>0.0189</text:p>
          </table:table-cell>
          <table:table-cell office:value-type="float" office:value="0.03" calcext:value-type="float">
            <text:p>0.03</text:p>
          </table:table-cell>
          <table:table-cell table:formula="of:=[.F9]/[.E9]" office:value-type="float" office:value="1.58730158730159" calcext:value-type="float">
            <text:p>1.58730158730159</text:p>
          </table:table-cell>
          <table:table-cell table:formula="of:=1/(1+0.45*([.E9]/[.F9])-0.01*([.E9]/[.F9])^3)" office:value-type="float" office:value="0.780640411320057" calcext:value-type="float">
            <text:p>0.780640411320057</text:p>
          </table:table-cell>
          <table:table-cell table:formula="of:=[.L4]" office:value-type="float" office:value="0.0168" calcext:value-type="float">
            <text:p>0.0168</text:p>
          </table:table-cell>
          <table:table-cell table:formula="of:=[.G1]" office:value-type="float" office:value="0.0021" calcext:value-type="float">
            <text:p>0.0021</text:p>
          </table:table-cell>
          <table:table-cell table:formula="of:=2*PI()*([.E9]/2)^2" office:value-type="float" office:value="0.000561104155894405" calcext:value-type="float">
            <text:p>0.000561104155894405</text:p>
          </table:table-cell>
          <table:table-cell table:formula="of:=SQRT(([.D9]*[.F9])/([.K9]*[.H9]*[.$K$1]))" office:value-type="float" office:value="5.71852551319558" calcext:value-type="float">
            <text:p>5.71852551319558</text:p>
          </table:table-cell>
          <table:table-cell table:formula="of:=(SQRT([.$C$5])*8.55*([.E9]*[.F9]))/(102*[.F9]+45*[.E9])" office:value-type="float" office:value="0.00554411054582399" calcext:value-type="float">
            <text:p>0.00554411054582399</text:p>
          </table:table-cell>
          <table:table-cell table:formula="of:=(2*PI()*[.$C$4]*[.D9])/([.M9])" office:value-type="float" office:value="13599.6970231677" calcext:value-type="float">
            <text:p>13599.6970231677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0]/[.D10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10]+[.J10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0]/[.E10]" office:value-type="float" office:value="0.856531049250535" calcext:value-type="float">
            <text:p>0.856531049250535</text:p>
          </table:table-cell>
          <table:table-cell table:formula="of:=1/(1+0.45*([.E10]/[.F10])-0.01*([.E10]/[.F10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0]/2)^2" office:value-type="float" office:value="0.00342573400114372" calcext:value-type="float">
            <text:p>0.00342573400114372</text:p>
          </table:table-cell>
          <table:table-cell table:formula="of:=SQRT(([.D10]*[.F10])/([.K10]*[.H10]*[.$K$1]))" office:value-type="float" office:value="3.34968703385571" calcext:value-type="float">
            <text:p>3.34968703385571</text:p>
          </table:table-cell>
          <table:table-cell table:formula="of:=(SQRT([.$C$5])*8.55*([.E10]*[.F10]))/(102*[.F10]+45*[.E10])" office:value-type="float" office:value="0.0115548446480111" calcext:value-type="float">
            <text:p>0.0115548446480111</text:p>
          </table:table-cell>
          <table:table-cell table:formula="of:=(2*PI()*[.$C$4]*[.D10])/([.M10])" office:value-type="float" office:value="8700.33029238328" calcext:value-type="float">
            <text:p>8700.33029238328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1]/[.D11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11]+[.J11]" office:value-type="float" office:value="0.0467" calcext:value-type="float">
            <text:p>0.0467</text:p>
          </table:table-cell>
          <table:table-cell office:value-type="float" office:value="0.045" calcext:value-type="float">
            <text:p>0.045</text:p>
          </table:table-cell>
          <table:table-cell table:formula="of:=[.F11]/[.E11]" office:value-type="float" office:value="0.963597430406852" calcext:value-type="float">
            <text:p>0.963597430406852</text:p>
          </table:table-cell>
          <table:table-cell table:formula="of:=1/(1+0.45*([.E11]/[.F11])-0.01*([.E11]/[.F11])^3)" office:value-type="float" office:value="0.686896542509528" calcext:value-type="float">
            <text:p>0.68689654250952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1]/2)^2" office:value-type="float" office:value="0.00342573400114372" calcext:value-type="float">
            <text:p>0.00342573400114372</text:p>
          </table:table-cell>
          <table:table-cell table:formula="of:=SQRT(([.D11]*[.F11])/([.K11]*[.H11]*[.$K$1]))" office:value-type="float" office:value="3.48918369311336" calcext:value-type="float">
            <text:p>3.48918369311336</text:p>
          </table:table-cell>
          <table:table-cell table:formula="of:=(SQRT([.$C$5])*8.55*([.E11]*[.F11]))/(102*[.F11]+45*[.E11])" office:value-type="float" office:value="0.0120084519488366" calcext:value-type="float">
            <text:p>0.0120084519488366</text:p>
          </table:table-cell>
          <table:table-cell table:formula="of:=(2*PI()*[.$C$4]*[.D11])/([.M11])" office:value-type="float" office:value="8371.6839891767" calcext:value-type="float">
            <text:p>8371.6839891767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2]/[.D12]" office:value-type="float" office:value="0.00000000009742421504" calcext:value-type="float">
            <text:p>9.74242150407094E-11</text:p>
          </table:table-cell>
          <table:table-cell table:formula="of:=0.00000065" office:value-type="float" office:value="0.00000065" calcext:value-type="float">
            <text:p>650E-09</text:p>
          </table:table-cell>
          <table:table-cell table:formula="of:=[.I12]+[.J12]" office:value-type="float" office:value="0.0467" calcext:value-type="float">
            <text:p>0.0467</text:p>
          </table:table-cell>
          <table:table-cell office:value-type="float" office:value="0.035" calcext:value-type="float">
            <text:p>0.035</text:p>
          </table:table-cell>
          <table:table-cell table:formula="of:=[.F12]/[.E12]" office:value-type="float" office:value="0.749464668094219" calcext:value-type="float">
            <text:p>0.749464668094219</text:p>
          </table:table-cell>
          <table:table-cell table:formula="of:=1/(1+0.45*([.E12]/[.F12])-0.01*([.E12]/[.F12])^3)" office:value-type="float" office:value="0.634246506275531" calcext:value-type="float">
            <text:p>0.634246506275531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2]/2)^2" office:value-type="float" office:value="0.00342573400114372" calcext:value-type="float">
            <text:p>0.00342573400114372</text:p>
          </table:table-cell>
          <table:table-cell table:formula="of:=SQRT(([.D12]*[.F12])/([.K12]*[.H12]*[.$K$1]))" office:value-type="float" office:value="2.88655546994052" calcext:value-type="float">
            <text:p>2.88655546994052</text:p>
          </table:table-cell>
          <table:table-cell table:formula="of:=(SQRT([.$C$5])*8.55*([.E12]*[.F12]))/(102*[.F12]+45*[.E12])" office:value-type="float" office:value="0.011019657615749" calcext:value-type="float">
            <text:p>0.011019657615749</text:p>
          </table:table-cell>
          <table:table-cell table:formula="of:=(2*PI()*[.$C$4]*[.D12])/([.M12])" office:value-type="float" office:value="7412.33637573258" calcext:value-type="float">
            <text:p>7412.33637573258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3]/[.D13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13]+[.J13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3]/[.E13]" office:value-type="float" office:value="0.856531049250535" calcext:value-type="float">
            <text:p>0.856531049250535</text:p>
          </table:table-cell>
          <table:table-cell table:formula="of:=1/(1+0.45*([.E13]/[.F13])-0.01*([.E13]/[.F13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3]/2)^2" office:value-type="float" office:value="0.00342573400114372" calcext:value-type="float">
            <text:p>0.00342573400114372</text:p>
          </table:table-cell>
          <table:table-cell table:formula="of:=SQRT(([.D13]*[.F13])/([.K13]*[.H13]*[.$K$1]))" office:value-type="float" office:value="3.34968703385571" calcext:value-type="float">
            <text:p>3.34968703385571</text:p>
          </table:table-cell>
          <table:table-cell table:formula="of:=(SQRT([.$C$5])*8.55*([.E13]*[.F13]))/(102*[.F13]+45*[.E13])" office:value-type="float" office:value="0.0115548446480111" calcext:value-type="float">
            <text:p>0.0115548446480111</text:p>
          </table:table-cell>
          <table:table-cell table:formula="of:=(2*PI()*[.$C$4]*[.D13])/([.M13])" office:value-type="float" office:value="8700.33029238328" calcext:value-type="float">
            <text:p>8700.33029238328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4]/[.D14]" office:value-type="float" office:value="0.00000000015831434944" calcext:value-type="float">
            <text:p>1.58314349441153E-10</text:p>
          </table:table-cell>
          <table:table-cell table:formula="of:=0.0000004" office:value-type="float" office:value="0.0000004" calcext:value-type="float">
            <text:p>400E-09</text:p>
          </table:table-cell>
          <table:table-cell table:formula="of:=[.I14]+[.J14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4]/[.E14]" office:value-type="float" office:value="0.856531049250535" calcext:value-type="float">
            <text:p>0.856531049250535</text:p>
          </table:table-cell>
          <table:table-cell table:formula="of:=1/(1+0.45*([.E14]/[.F14])-0.01*([.E14]/[.F14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4]/2)^2" office:value-type="float" office:value="0.00342573400114372" calcext:value-type="float">
            <text:p>0.00342573400114372</text:p>
          </table:table-cell>
          <table:table-cell table:formula="of:=SQRT(([.D14]*[.F14])/([.K14]*[.H14]*[.$K$1]))" office:value-type="float" office:value="2.36858641649202" calcext:value-type="float">
            <text:p>2.36858641649202</text:p>
          </table:table-cell>
          <table:table-cell table:formula="of:=(SQRT([.$C$5])*8.55*([.E14]*[.F14]))/(102*[.F14]+45*[.E14])" office:value-type="float" office:value="0.0115548446480111" calcext:value-type="float">
            <text:p>0.0115548446480111</text:p>
          </table:table-cell>
          <table:table-cell table:formula="of:=(2*PI()*[.$C$4]*[.D14])/([.M14])" office:value-type="float" office:value="4350.16514619164" calcext:value-type="float">
            <text:p>4350.16514619164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5]/[.D15]" office:value-type="float" office:value="0.00000000009046534254" calcext:value-type="float">
            <text:p>9.04653425378016E-11</text:p>
          </table:table-cell>
          <table:table-cell table:formula="of:=0.0000007" office:value-type="float" office:value="0.0000007" calcext:value-type="float">
            <text:p>700E-09</text:p>
          </table:table-cell>
          <table:table-cell table:formula="of:=[.I15]+[.J15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5]/[.E15]" office:value-type="float" office:value="0.856531049250535" calcext:value-type="float">
            <text:p>0.856531049250535</text:p>
          </table:table-cell>
          <table:table-cell table:formula="of:=1/(1+0.45*([.E15]/[.F15])-0.01*([.E15]/[.F15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5]/2)^2" office:value-type="float" office:value="0.00342573400114372" calcext:value-type="float">
            <text:p>0.00342573400114372</text:p>
          </table:table-cell>
          <table:table-cell table:formula="of:=SQRT(([.D15]*[.F15])/([.K15]*[.H15]*[.$K$1]))" office:value-type="float" office:value="3.13334530840177" calcext:value-type="float">
            <text:p>3.13334530840177</text:p>
          </table:table-cell>
          <table:table-cell table:formula="of:=(SQRT([.$C$5])*8.55*([.E15]*[.F15]))/(102*[.F15]+45*[.E15])" office:value-type="float" office:value="0.0115548446480111" calcext:value-type="float">
            <text:p>0.0115548446480111</text:p>
          </table:table-cell>
          <table:table-cell table:formula="of:=(2*PI()*[.$C$4]*[.D15])/([.M15])" office:value-type="float" office:value="7612.78900583537" calcext:value-type="float">
            <text:p>7612.78900583537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6]/[.D16]" office:value-type="float" office:value="0.00000000014072386617" calcext:value-type="float">
            <text:p>1.40723866169914E-10</text:p>
          </table:table-cell>
          <table:table-cell table:formula="of:=0.00000045" office:value-type="float" office:value="0.00000045" calcext:value-type="float">
            <text:p>450E-09</text:p>
          </table:table-cell>
          <table:table-cell table:formula="of:=[.I16]+[.J16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6]/[.E16]" office:value-type="float" office:value="0.856531049250535" calcext:value-type="float">
            <text:p>0.856531049250535</text:p>
          </table:table-cell>
          <table:table-cell table:formula="of:=1/(1+0.45*([.E16]/[.F16])-0.01*([.E16]/[.F16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6]/2)^2" office:value-type="float" office:value="0.00342573400114372" calcext:value-type="float">
            <text:p>0.00342573400114372</text:p>
          </table:table-cell>
          <table:table-cell table:formula="of:=SQRT(([.D16]*[.F16])/([.K16]*[.H16]*[.$K$1]))" office:value-type="float" office:value="2.51226527539178" calcext:value-type="float">
            <text:p>2.51226527539178</text:p>
          </table:table-cell>
          <table:table-cell table:formula="of:=(SQRT([.$C$5])*8.55*([.E16]*[.F16]))/(102*[.F16]+45*[.E16])" office:value-type="float" office:value="0.0115548446480111" calcext:value-type="float">
            <text:p>0.0115548446480111</text:p>
          </table:table-cell>
          <table:table-cell table:formula="of:=(2*PI()*[.$C$4]*[.D16])/([.M16])" office:value-type="float" office:value="4893.9357894656" calcext:value-type="float">
            <text:p>4893.9357894656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7]/[.D17]" office:value-type="float" office:value="0.00000000011948252788" calcext:value-type="float">
            <text:p>1.19482527880115E-10</text:p>
          </table:table-cell>
          <table:table-cell table:formula="of:=0.00000053" office:value-type="float" office:value="0.00000053" calcext:value-type="float">
            <text:p>530E-09</text:p>
          </table:table-cell>
          <table:table-cell table:formula="of:=[.I17]+[.J17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7]/[.E17]" office:value-type="float" office:value="0.856531049250535" calcext:value-type="float">
            <text:p>0.856531049250535</text:p>
          </table:table-cell>
          <table:table-cell table:formula="of:=1/(1+0.45*([.E17]/[.F17])-0.01*([.E17]/[.F17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7]/2)^2" office:value-type="float" office:value="0.00342573400114372" calcext:value-type="float">
            <text:p>0.00342573400114372</text:p>
          </table:table-cell>
          <table:table-cell table:formula="of:=SQRT(([.D17]*[.F17])/([.K17]*[.H17]*[.$K$1]))" office:value-type="float" office:value="2.72644771386092" calcext:value-type="float">
            <text:p>2.72644771386092</text:p>
          </table:table-cell>
          <table:table-cell table:formula="of:=(SQRT([.$C$5])*8.55*([.E17]*[.F17]))/(102*[.F17]+45*[.E17])" office:value-type="float" office:value="0.0115548446480111" calcext:value-type="float">
            <text:p>0.0115548446480111</text:p>
          </table:table-cell>
          <table:table-cell table:formula="of:=(2*PI()*[.$C$4]*[.D17])/([.M17])" office:value-type="float" office:value="5763.96881870393" calcext:value-type="float">
            <text:p>5763.96881870393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8]/[.D18]" office:value-type="float" office:value="0.00000000011451309182" calcext:value-type="float">
            <text:p>1.14513091820002E-10</text:p>
          </table:table-cell>
          <table:table-cell table:formula="of:=0.000000553" office:value-type="float" office:value="0.000000553" calcext:value-type="float">
            <text:p>553E-09</text:p>
          </table:table-cell>
          <table:table-cell table:formula="of:=[.I18]+[.J18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8]/[.E18]" office:value-type="float" office:value="0.856531049250535" calcext:value-type="float">
            <text:p>0.856531049250535</text:p>
          </table:table-cell>
          <table:table-cell table:formula="of:=1/(1+0.45*([.E18]/[.F18])-0.01*([.E18]/[.F18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8]/2)^2" office:value-type="float" office:value="0.00342573400114372" calcext:value-type="float">
            <text:p>0.00342573400114372</text:p>
          </table:table-cell>
          <table:table-cell table:formula="of:=SQRT(([.D18]*[.F18])/([.K18]*[.H18]*[.$K$1]))" office:value-type="float" office:value="2.78497822776586" calcext:value-type="float">
            <text:p>2.78497822776586</text:p>
          </table:table-cell>
          <table:table-cell table:formula="of:=(SQRT([.$C$5])*8.55*([.E18]*[.F18]))/(102*[.F18]+45*[.E18])" office:value-type="float" office:value="0.0115548446480111" calcext:value-type="float">
            <text:p>0.0115548446480111</text:p>
          </table:table-cell>
          <table:table-cell table:formula="of:=(2*PI()*[.$C$4]*[.D18])/([.M18])" office:value-type="float" office:value="6014.10331460995" calcext:value-type="float">
            <text:p>6014.10331460995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19]/[.D19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19]+[.J19]" office:value-type="float" office:value="0.0467" calcext:value-type="float">
            <text:p>0.0467</text:p>
          </table:table-cell>
          <table:table-cell office:value-type="float" office:value="0.04" calcext:value-type="float">
            <text:p>0.04</text:p>
          </table:table-cell>
          <table:table-cell table:formula="of:=[.F19]/[.E19]" office:value-type="float" office:value="0.856531049250535" calcext:value-type="float">
            <text:p>0.856531049250535</text:p>
          </table:table-cell>
          <table:table-cell table:formula="of:=1/(1+0.45*([.E19]/[.F19])-0.01*([.E19]/[.F19])^3)" office:value-type="float" office:value="0.662487993490718" calcext:value-type="float">
            <text:p>0.662487993490718</text:p>
          </table:table-cell>
          <table:table-cell table:formula="of:=[.$H$3]" office:value-type="float" office:value="0.0446" calcext:value-type="float">
            <text:p>0.0446</text:p>
          </table:table-cell>
          <table:table-cell table:formula="of:=[.$G$1]" office:value-type="float" office:value="0.0021" calcext:value-type="float">
            <text:p>0.0021</text:p>
          </table:table-cell>
          <table:table-cell table:formula="of:=2*PI()*([.E19]/2)^2" office:value-type="float" office:value="0.00342573400114372" calcext:value-type="float">
            <text:p>0.00342573400114372</text:p>
          </table:table-cell>
          <table:table-cell table:formula="of:=SQRT(([.D19]*[.F19])/([.K19]*[.H19]*[.$K$1]))" office:value-type="float" office:value="3.34968703385571" calcext:value-type="float">
            <text:p>3.34968703385571</text:p>
          </table:table-cell>
          <table:table-cell table:formula="of:=(SQRT([.$C$5])*8.55*([.E19]*[.F19]))/(102*[.F19]+45*[.E19])" office:value-type="float" office:value="0.0115548446480111" calcext:value-type="float">
            <text:p>0.0115548446480111</text:p>
          </table:table-cell>
          <table:table-cell table:formula="of:=(2*PI()*[.$C$4]*[.D19])/([.M19])" office:value-type="float" office:value="8700.33029238328" calcext:value-type="float">
            <text:p>8700.33029238328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0]/[.D20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0]+[.J20]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F20]/[.E20]" office:value-type="string" office:string-value="" calcext:value-type="error">
            <text:p>#DIV/0!</text:p>
          </table:table-cell>
          <table:table-cell table:formula="of:=1/(1+0.45*([.E20]/[.F20])-0.01*([.E20]/[.F20])^3)" office:value-type="float" office:value="1" calcext:value-type="float">
            <text:p>1</text:p>
          </table:table-cell>
          <table:table-cell table:number-columns-repeated="2"/>
          <table:table-cell table:formula="of:=2*PI()*([.E20]/2)^2" office:value-type="float" office:value="0" calcext:value-type="float">
            <text:p>0</text:p>
          </table:table-cell>
          <table:table-cell table:formula="of:=SQRT(([.D20]*[.F20])/([.K20]*[.H20]*[.$K$1]))" office:value-type="string" office:string-value="" calcext:value-type="error">
            <text:p>#DIV/0!</text:p>
          </table:table-cell>
          <table:table-cell table:formula="of:=(SQRT([.$C$5])*8.55*([.E20]*[.F20]))/(102*[.F20]+45*[.E20])" office:value-type="float" office:value="0" calcext:value-type="float">
            <text:p>0</text:p>
          </table:table-cell>
          <table:table-cell table:formula="of:=(2*PI()*[.$C$4]*[.D20])/([.M2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1]/[.D21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1]+[.J21]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F21]/[.E21]" office:value-type="string" office:string-value="" calcext:value-type="error">
            <text:p>#DIV/0!</text:p>
          </table:table-cell>
          <table:table-cell table:formula="of:=1/(1+0.45*([.E21]/[.F21])-0.01*([.E21]/[.F21])^3)" office:value-type="float" office:value="1" calcext:value-type="float">
            <text:p>1</text:p>
          </table:table-cell>
          <table:table-cell table:number-columns-repeated="2"/>
          <table:table-cell table:formula="of:=2*PI()*([.E21]/2)^2" office:value-type="float" office:value="0" calcext:value-type="float">
            <text:p>0</text:p>
          </table:table-cell>
          <table:table-cell table:formula="of:=SQRT(([.D21]*[.F21])/([.K21]*[.H21]*[.$K$1]))" office:value-type="string" office:string-value="" calcext:value-type="error">
            <text:p>#DIV/0!</text:p>
          </table:table-cell>
          <table:table-cell table:formula="of:=(SQRT([.$C$5])*8.55*([.E21]*[.F21]))/(102*[.F21]+45*[.E21])" office:value-type="float" office:value="0" calcext:value-type="float">
            <text:p>0</text:p>
          </table:table-cell>
          <table:table-cell table:formula="of:=(2*PI()*[.$C$4]*[.D21])/([.M2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2]/[.D22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2]+[.J22]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F22]/[.E22]" office:value-type="string" office:string-value="" calcext:value-type="error">
            <text:p>#DIV/0!</text:p>
          </table:table-cell>
          <table:table-cell table:formula="of:=1/(1+0.45*([.E22]/[.F22])-0.01*([.E22]/[.F22])^3)" office:value-type="float" office:value="1" calcext:value-type="float">
            <text:p>1</text:p>
          </table:table-cell>
          <table:table-cell table:number-columns-repeated="2"/>
          <table:table-cell table:formula="of:=2*PI()*([.E22]/2)^2" office:value-type="float" office:value="0" calcext:value-type="float">
            <text:p>0</text:p>
          </table:table-cell>
          <table:table-cell table:formula="of:=SQRT(([.D22]*[.F22])/([.K22]*[.H22]*[.$K$1]))" office:value-type="string" office:string-value="" calcext:value-type="error">
            <text:p>#DIV/0!</text:p>
          </table:table-cell>
          <table:table-cell table:formula="of:=(SQRT([.$C$5])*8.55*([.E22]*[.F22]))/(102*[.F22]+45*[.E22])" office:value-type="float" office:value="0" calcext:value-type="float">
            <text:p>0</text:p>
          </table:table-cell>
          <table:table-cell table:formula="of:=(2*PI()*[.$C$4]*[.D22])/([.M2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3]/[.D23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3]+[.J23]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[.F23]/[.E23]" office:value-type="string" office:string-value="" calcext:value-type="error">
            <text:p>#DIV/0!</text:p>
          </table:table-cell>
          <table:table-cell table:formula="of:=1/(1+0.45*([.E23]/[.F23])-0.01*([.E23]/[.F23])^3)" office:value-type="float" office:value="1" calcext:value-type="float">
            <text:p>1</text:p>
          </table:table-cell>
          <table:table-cell table:number-columns-repeated="2"/>
          <table:table-cell table:formula="of:=2*PI()*([.E23]/2)^2" office:value-type="float" office:value="0" calcext:value-type="float">
            <text:p>0</text:p>
          </table:table-cell>
          <table:table-cell table:formula="of:=SQRT(([.D23]*[.F23])/([.K23]*[.H23]*[.$K$1]))" office:value-type="string" office:string-value="" calcext:value-type="error">
            <text:p>#DIV/0!</text:p>
          </table:table-cell>
          <table:table-cell table:formula="of:=(SQRT([.$C$5])*8.55*([.E23]*[.F23]))/(102*[.F23]+45*[.E23])" office:value-type="float" office:value="0" calcext:value-type="float">
            <text:p>0</text:p>
          </table:table-cell>
          <table:table-cell table:formula="of:=(2*PI()*[.$C$4]*[.D23])/([.M2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4]/[.D24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4]+[.J24]" office:value-type="float" office:value="0" calcext:value-type="float">
            <text:p>0</text:p>
          </table:table-cell>
          <table:table-cell/>
          <table:table-cell table:formula="of:=[.F24]/[.E24]" office:value-type="string" office:string-value="" calcext:value-type="error">
            <text:p>#DIV/0!</text:p>
          </table:table-cell>
          <table:table-cell table:formula="of:=1/(1+0.45*([.E24]/[.F24])-0.01*([.E24]/[.F24])^3)" office:value-type="string" office:string-value="" calcext:value-type="error">
            <text:p>#DIV/0!</text:p>
          </table:table-cell>
          <table:table-cell table:number-columns-repeated="2"/>
          <table:table-cell table:formula="of:=2*PI()*([.E24]/2)^2" office:value-type="float" office:value="0" calcext:value-type="float">
            <text:p>0</text:p>
          </table:table-cell>
          <table:table-cell table:formula="of:=SQRT(([.D24]*[.F24])/([.K24]*[.H24]*[.$K$1]))" office:value-type="string" office:string-value="" calcext:value-type="error">
            <text:p>#DIV/0!</text:p>
          </table:table-cell>
          <table:table-cell table:formula="of:=(SQRT([.$C$5])*8.55*([.E24]*[.F24]))/(102*[.F24]+45*[.E24])" office:value-type="string" office:string-value="" calcext:value-type="error">
            <text:p>#DIV/0!</text:p>
          </table:table-cell>
          <table:table-cell table:formula="of:=(2*PI()*[.$C$4]*[.D24])/([.M2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5]/[.D25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5]+[.J25]" office:value-type="float" office:value="0" calcext:value-type="float">
            <text:p>0</text:p>
          </table:table-cell>
          <table:table-cell/>
          <table:table-cell table:formula="of:=[.F25]/[.E25]" office:value-type="string" office:string-value="" calcext:value-type="error">
            <text:p>#DIV/0!</text:p>
          </table:table-cell>
          <table:table-cell table:formula="of:=1/(1+0.45*([.E25]/[.F25])-0.01*([.E25]/[.F25])^3)" office:value-type="string" office:string-value="" calcext:value-type="error">
            <text:p>#DIV/0!</text:p>
          </table:table-cell>
          <table:table-cell table:number-columns-repeated="2"/>
          <table:table-cell table:formula="of:=2*PI()*([.E25]/2)^2" office:value-type="float" office:value="0" calcext:value-type="float">
            <text:p>0</text:p>
          </table:table-cell>
          <table:table-cell table:formula="of:=SQRT(([.D25]*[.F25])/([.K25]*[.H25]*[.$K$1]))" office:value-type="string" office:string-value="" calcext:value-type="error">
            <text:p>#DIV/0!</text:p>
          </table:table-cell>
          <table:table-cell table:formula="of:=(SQRT([.$C$5])*8.55*([.E25]*[.F25]))/(102*[.F25]+45*[.E25])" office:value-type="string" office:string-value="" calcext:value-type="error">
            <text:p>#DIV/0!</text:p>
          </table:table-cell>
          <table:table-cell table:formula="of:=(2*PI()*[.$C$4]*[.D25])/([.M2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6]/[.D26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6]+[.J26]" office:value-type="float" office:value="0" calcext:value-type="float">
            <text:p>0</text:p>
          </table:table-cell>
          <table:table-cell/>
          <table:table-cell table:formula="of:=[.F26]/[.E26]" office:value-type="string" office:string-value="" calcext:value-type="error">
            <text:p>#DIV/0!</text:p>
          </table:table-cell>
          <table:table-cell table:formula="of:=1/(1+0.45*([.E26]/[.F26])-0.01*([.E26]/[.F26])^3)" office:value-type="string" office:string-value="" calcext:value-type="error">
            <text:p>#DIV/0!</text:p>
          </table:table-cell>
          <table:table-cell table:number-columns-repeated="2"/>
          <table:table-cell table:formula="of:=2*PI()*([.E26]/2)^2" office:value-type="float" office:value="0" calcext:value-type="float">
            <text:p>0</text:p>
          </table:table-cell>
          <table:table-cell table:formula="of:=SQRT(([.D26]*[.F26])/([.K26]*[.H26]*[.$K$1]))" office:value-type="string" office:string-value="" calcext:value-type="error">
            <text:p>#DIV/0!</text:p>
          </table:table-cell>
          <table:table-cell table:formula="of:=(SQRT([.$C$5])*8.55*([.E26]*[.F26]))/(102*[.F26]+45*[.E26])" office:value-type="string" office:string-value="" calcext:value-type="error">
            <text:p>#DIV/0!</text:p>
          </table:table-cell>
          <table:table-cell table:formula="of:=(2*PI()*[.$C$4]*[.D26])/([.M2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7]/[.D27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7]+[.J27]" office:value-type="float" office:value="0" calcext:value-type="float">
            <text:p>0</text:p>
          </table:table-cell>
          <table:table-cell/>
          <table:table-cell table:formula="of:=[.F27]/[.E27]" office:value-type="string" office:string-value="" calcext:value-type="error">
            <text:p>#DIV/0!</text:p>
          </table:table-cell>
          <table:table-cell table:formula="of:=1/(1+0.45*([.E27]/[.F27])-0.01*([.E27]/[.F27])^3)" office:value-type="string" office:string-value="" calcext:value-type="error">
            <text:p>#DIV/0!</text:p>
          </table:table-cell>
          <table:table-cell table:number-columns-repeated="2"/>
          <table:table-cell table:formula="of:=2*PI()*([.E27]/2)^2" office:value-type="float" office:value="0" calcext:value-type="float">
            <text:p>0</text:p>
          </table:table-cell>
          <table:table-cell table:formula="of:=SQRT(([.D27]*[.F27])/([.K27]*[.H27]*[.$K$1]))" office:value-type="string" office:string-value="" calcext:value-type="error">
            <text:p>#DIV/0!</text:p>
          </table:table-cell>
          <table:table-cell table:formula="of:=(SQRT([.$C$5])*8.55*([.E27]*[.F27]))/(102*[.F27]+45*[.E27])" office:value-type="string" office:string-value="" calcext:value-type="error">
            <text:p>#DIV/0!</text:p>
          </table:table-cell>
          <table:table-cell table:formula="of:=(2*PI()*[.$C$4]*[.D27])/([.M2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8]/[.D28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8]+[.J28]" office:value-type="float" office:value="0" calcext:value-type="float">
            <text:p>0</text:p>
          </table:table-cell>
          <table:table-cell/>
          <table:table-cell table:formula="of:=[.F28]/[.E28]" office:value-type="string" office:string-value="" calcext:value-type="error">
            <text:p>#DIV/0!</text:p>
          </table:table-cell>
          <table:table-cell table:formula="of:=1/(1+0.45*([.E28]/[.F28])-0.01*([.E28]/[.F28])^3)" office:value-type="string" office:string-value="" calcext:value-type="error">
            <text:p>#DIV/0!</text:p>
          </table:table-cell>
          <table:table-cell table:number-columns-repeated="2"/>
          <table:table-cell table:formula="of:=2*PI()*([.E28]/2)^2" office:value-type="float" office:value="0" calcext:value-type="float">
            <text:p>0</text:p>
          </table:table-cell>
          <table:table-cell table:formula="of:=SQRT(([.D28]*[.F28])/([.K28]*[.H28]*[.$K$1]))" office:value-type="string" office:string-value="" calcext:value-type="error">
            <text:p>#DIV/0!</text:p>
          </table:table-cell>
          <table:table-cell table:formula="of:=(SQRT([.$C$5])*8.55*([.E28]*[.F28]))/(102*[.F28]+45*[.E28])" office:value-type="string" office:string-value="" calcext:value-type="error">
            <text:p>#DIV/0!</text:p>
          </table:table-cell>
          <table:table-cell table:formula="of:=(2*PI()*[.$C$4]*[.D28])/([.M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29]/[.D29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29]+[.J29]" office:value-type="float" office:value="0" calcext:value-type="float">
            <text:p>0</text:p>
          </table:table-cell>
          <table:table-cell/>
          <table:table-cell table:formula="of:=[.F29]/[.E29]" office:value-type="string" office:string-value="" calcext:value-type="error">
            <text:p>#DIV/0!</text:p>
          </table:table-cell>
          <table:table-cell table:formula="of:=1/(1+0.45*([.E29]/[.F29])-0.01*([.E29]/[.F29])^3)" office:value-type="string" office:string-value="" calcext:value-type="error">
            <text:p>#DIV/0!</text:p>
          </table:table-cell>
          <table:table-cell table:number-columns-repeated="2"/>
          <table:table-cell table:formula="of:=2*PI()*([.E29]/2)^2" office:value-type="float" office:value="0" calcext:value-type="float">
            <text:p>0</text:p>
          </table:table-cell>
          <table:table-cell table:formula="of:=SQRT(([.D29]*[.F29])/([.K29]*[.H29]*[.$K$1]))" office:value-type="string" office:string-value="" calcext:value-type="error">
            <text:p>#DIV/0!</text:p>
          </table:table-cell>
          <table:table-cell table:formula="of:=(SQRT([.$C$5])*8.55*([.E29]*[.F29]))/(102*[.F29]+45*[.E29])" office:value-type="string" office:string-value="" calcext:value-type="error">
            <text:p>#DIV/0!</text:p>
          </table:table-cell>
          <table:table-cell table:formula="of:=(2*PI()*[.$C$4]*[.D29])/([.M2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30]/[.D30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30]+[.J30]" office:value-type="float" office:value="0" calcext:value-type="float">
            <text:p>0</text:p>
          </table:table-cell>
          <table:table-cell/>
          <table:table-cell table:formula="of:=[.F30]/[.E30]" office:value-type="string" office:string-value="" calcext:value-type="error">
            <text:p>#DIV/0!</text:p>
          </table:table-cell>
          <table:table-cell table:formula="of:=1/(1+0.45*([.E30]/[.F30])-0.01*([.E30]/[.F30])^3)" office:value-type="string" office:string-value="" calcext:value-type="error">
            <text:p>#DIV/0!</text:p>
          </table:table-cell>
          <table:table-cell table:number-columns-repeated="2"/>
          <table:table-cell table:formula="of:=2*PI()*([.E30]/2)^2" office:value-type="float" office:value="0" calcext:value-type="float">
            <text:p>0</text:p>
          </table:table-cell>
          <table:table-cell table:formula="of:=SQRT(([.D30]*[.F30])/([.K30]*[.H30]*[.$K$1]))" office:value-type="string" office:string-value="" calcext:value-type="error">
            <text:p>#DIV/0!</text:p>
          </table:table-cell>
          <table:table-cell table:formula="of:=(SQRT([.$C$5])*8.55*([.E30]*[.F30]))/(102*[.F30]+45*[.E30])" office:value-type="string" office:string-value="" calcext:value-type="error">
            <text:p>#DIV/0!</text:p>
          </table:table-cell>
          <table:table-cell table:formula="of:=(2*PI()*[.$C$4]*[.D30])/([.M3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31]/[.D31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31]+[.J31]" office:value-type="float" office:value="0" calcext:value-type="float">
            <text:p>0</text:p>
          </table:table-cell>
          <table:table-cell/>
          <table:table-cell table:formula="of:=[.F31]/[.E31]" office:value-type="string" office:string-value="" calcext:value-type="error">
            <text:p>#DIV/0!</text:p>
          </table:table-cell>
          <table:table-cell table:formula="of:=1/(1+0.45*([.E31]/[.F31])-0.01*([.E31]/[.F31])^3)" office:value-type="string" office:string-value="" calcext:value-type="error">
            <text:p>#DIV/0!</text:p>
          </table:table-cell>
          <table:table-cell table:number-columns-repeated="2"/>
          <table:table-cell table:formula="of:=2*PI()*([.E31]/2)^2" office:value-type="float" office:value="0" calcext:value-type="float">
            <text:p>0</text:p>
          </table:table-cell>
          <table:table-cell table:formula="of:=SQRT(([.D31]*[.F31])/([.K31]*[.H31]*[.$K$1]))" office:value-type="string" office:string-value="" calcext:value-type="error">
            <text:p>#DIV/0!</text:p>
          </table:table-cell>
          <table:table-cell table:formula="of:=(SQRT([.$C$5])*8.55*([.E31]*[.F31]))/(102*[.F31]+45*[.E31])" office:value-type="string" office:string-value="" calcext:value-type="error">
            <text:p>#DIV/0!</text:p>
          </table:table-cell>
          <table:table-cell table:formula="of:=(2*PI()*[.$C$4]*[.D31])/([.M3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32]/[.D32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32]+[.J32]" office:value-type="float" office:value="0" calcext:value-type="float">
            <text:p>0</text:p>
          </table:table-cell>
          <table:table-cell/>
          <table:table-cell table:formula="of:=[.F32]/[.E32]" office:value-type="string" office:string-value="" calcext:value-type="error">
            <text:p>#DIV/0!</text:p>
          </table:table-cell>
          <table:table-cell table:formula="of:=1/(1+0.45*([.E32]/[.F32])-0.01*([.E32]/[.F32])^3)" office:value-type="string" office:string-value="" calcext:value-type="error">
            <text:p>#DIV/0!</text:p>
          </table:table-cell>
          <table:table-cell table:number-columns-repeated="2"/>
          <table:table-cell table:formula="of:=2*PI()*([.E32]/2)^2" office:value-type="float" office:value="0" calcext:value-type="float">
            <text:p>0</text:p>
          </table:table-cell>
          <table:table-cell table:formula="of:=SQRT(([.D32]*[.F32])/([.K32]*[.H32]*[.$K$1]))" office:value-type="string" office:string-value="" calcext:value-type="error">
            <text:p>#DIV/0!</text:p>
          </table:table-cell>
          <table:table-cell table:formula="of:=(SQRT([.$C$5])*8.55*([.E32]*[.F32]))/(102*[.F32]+45*[.E32])" office:value-type="string" office:string-value="" calcext:value-type="error">
            <text:p>#DIV/0!</text:p>
          </table:table-cell>
          <table:table-cell table:formula="of:=(2*PI()*[.$C$4]*[.D32])/([.M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((2*PI()*[.$C$4])^2)" office:value-type="float" office:value="6.33257397764611E-017" calcext:value-type="float">
            <text:p>6.33257397764611E-17</text:p>
          </table:table-cell>
          <table:table-cell table:formula="of:=[.B33]/[.D33]" office:value-type="float" office:value="0.00000000007915717472" calcext:value-type="float">
            <text:p>7.91571747205764E-11</text:p>
          </table:table-cell>
          <table:table-cell table:formula="of:=0.0000008" office:value-type="float" office:value="0.0000008" calcext:value-type="float">
            <text:p>800E-09</text:p>
          </table:table-cell>
          <table:table-cell table:formula="of:=[.I33]+[.J33]" office:value-type="float" office:value="0" calcext:value-type="float">
            <text:p>0</text:p>
          </table:table-cell>
          <table:table-cell/>
          <table:table-cell table:formula="of:=[.F33]/[.E33]" office:value-type="string" office:string-value="" calcext:value-type="error">
            <text:p>#DIV/0!</text:p>
          </table:table-cell>
          <table:table-cell table:formula="of:=1/(1+0.45*([.E33]/[.F33])-0.01*([.E33]/[.F33])^3)" office:value-type="string" office:string-value="" calcext:value-type="error">
            <text:p>#DIV/0!</text:p>
          </table:table-cell>
          <table:table-cell table:number-columns-repeated="2"/>
          <table:table-cell table:formula="of:=2*PI()*([.E33]/2)^2" office:value-type="float" office:value="0" calcext:value-type="float">
            <text:p>0</text:p>
          </table:table-cell>
          <table:table-cell table:formula="of:=SQRT(([.D33]*[.F33])/([.K33]*[.H33]*[.$K$1]))" office:value-type="string" office:string-value="" calcext:value-type="error">
            <text:p>#DIV/0!</text:p>
          </table:table-cell>
          <table:table-cell table:formula="of:=(SQRT([.$C$5])*8.55*([.E33]*[.F33]))/(102*[.F33]+45*[.E33])" office:value-type="string" office:string-value="" calcext:value-type="error">
            <text:p>#DIV/0!</text:p>
          </table:table-cell>
          <table:table-cell table:formula="of:=(2*PI()*[.$C$4]*[.D33])/([.M3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 table:style-name="ce4"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office:value-type="string" calcext:value-type="string">
            <text:p>Consideraciones</text:p>
          </table:table-cell>
          <table:table-cell table:style-name="Default" table:number-columns-repeated="12"/>
          <table:table-cell/>
        </table:table-row>
        <table:table-row table:style-name="ro1">
          <table:table-cell/>
          <table:table-cell table:style-name="Default" table:number-columns-repeated="6"/>
          <table:table-cell table:style-name="ce4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Ct=</text:p>
          </table:table-cell>
          <table:table-cell table:style-name="Default" office:value-type="string" calcext:value-type="string">
            <text:p>300 y 80pF</text:p>
          </table:table-cell>
          <table:table-cell table:style-name="Default"/>
          <table:table-cell table:style-name="Default" office:value-type="string" calcext:value-type="string">
            <text:p>Rp orden de 30k</text:p>
          </table:table-cell>
          <table:table-cell table:style-name="Default" table:number-columns-repeated="2"/>
          <table:table-cell table:style-name="ce4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00 y 800 nHy</text:p>
          </table:table-cell>
          <table:table-cell table:style-name="Default" table:number-columns-repeated="11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/>
          <table:table-cell table:style-name="ce5" table:number-columns-repeated="4"/>
          <table:table-cell table:style-name="ce9"/>
          <table:table-cell table:style-name="ce5" table:number-columns-repeated="2"/>
          <table:table-cell table:style-name="ce9" table:number-columns-repeated="2"/>
          <table:table-cell table:style-name="ce5" table:number-columns-repeated="4"/>
          <table:table-cell/>
        </table:table-row>
        <table:table-row table:style-name="ro1" table:number-rows-repeated="2">
          <table:table-cell/>
          <table:table-cell table:style-name="ce5" table:number-columns-repeated="7"/>
          <table:table-cell table:style-name="ce9" table:number-columns-repeated="2"/>
          <table:table-cell table:style-name="ce5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table:style-name="ce10"/>
          <table:table-cell table:style-name="Default" table:number-columns-repeated="2"/>
          <table:table-cell table:style-name="ce10"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5" table:number-columns-repeated="4"/>
          <table:table-cell table:style-name="ce9"/>
          <table:table-cell table:style-name="ce5" table:number-columns-repeated="2"/>
          <table:table-cell table:style-name="ce9" table:number-columns-repeated="2"/>
          <table:table-cell table:style-name="ce5" table:number-columns-repeated="5"/>
        </table:table-row>
        <table:table-row table:style-name="ro1">
          <table:table-cell/>
          <table:table-cell table:style-name="ce5" table:number-columns-repeated="7"/>
          <table:table-cell table:style-name="ce9" table:number-columns-repeated="2"/>
          <table:table-cell table:style-name="ce5" table:number-columns-repeated="5"/>
        </table:table-row>
        <table:table-row table:style-name="ro1">
          <table:table-cell/>
          <table:table-cell table:style-name="ce5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26">
      <number:scientific-number number:decimal-places="1" number:min-decimal-places="1" number:min-integer-digits="3" number:min-exponent-digits="2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4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3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2">
      <number:scientific-number number:decimal-places="2" number:min-decimal-places="2" number:min-integer-digits="2" number:min-exponent-digits="2" number:exponent-interval="2" number:forced-exponent-sign="true"/>
    </number:number-style>
    <number:number-style style:name="N121">
      <number:scientific-number number:decimal-places="0" number:min-decimal-places="0" number:min-integer-digits="2" number:min-exponent-digits="2" number:exponent-interval="2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30:26.976426921</meta:creation-date>
    <dc:date>2024-05-06T03:38:22.011031458</dc:date>
    <meta:editing-duration>PT20H3M34S</meta:editing-duration>
    <meta:editing-cycles>123</meta:editing-cycles>
    <meta:generator>LibreOffice/7.3.7.2$Linux_X86_64 LibreOffice_project/30$Build-2</meta:generator>
    <meta:document-statistic meta:table-count="1" meta:cell-count="364" meta:object-count="0"/>
  </office:meta>
</office:document-meta>
</file>